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0.00pt" fo:font-weight="normal" fo:font-family="Consolas" style:font-family-asian="Consolas" style:font-family-complex="Consolas" fo:background-color="transparent" fo:color="#2b91af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fo:color="#2b91af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2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2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9" style:family="text">
      <style:text-properties fo:font-size="9.50pt" fo:font-weight="bold" fo:font-family="Consolas" style:font-family-asian="Consolas" style:font-family-complex="Consolas" fo:background-color="transparent" fo:color="#ff0000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4" style:family="text">
      <style:text-properties fo:font-size="9.50pt" fo:font-weight="normal" fo:font-family="Consolas" style:font-family-asian="Consolas" style:font-family-complex="Consolas" fo:background-color="#ffffff" fo:color="#008000"/>
    </style:style>
    <style:style style:name="T3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6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8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b050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0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5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2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5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6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62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65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66" style:family="text">
      <style:text-properties fo:font-size="9.50pt" fo:font-weight="normal" fo:font-family="Consolas" style:font-family-asian="Consolas" style:font-family-complex="Consolas" fo:background-color="#ffffff" fo:color="#800000"/>
    </style:style>
    <style:style style:name="T6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6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69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7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7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72" style:family="text">
      <style:text-properties fo:font-size="9.50pt" fo:font-weight="normal" fo:font-family="Consolas" style:font-family-asian="Consolas" style:font-family-complex="Consolas" fo:background-color="#ffffff" fo:color="#800000"/>
    </style:style>
    <style:style style:name="T73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7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6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8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8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9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9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4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9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9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8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9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ffffff"/>
    </style:style>
    <style:style style:name="T103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P1" style:family="paragraph">
      <style:paragraph-properties fo:line-height="100.00%" fo:text-align="center" fo:margin-left="-0.75pt" fo:text-indent="0.00pt" fo:margin-right="-22.50pt"/>
    </style:style>
    <style:style style:name="P2" style:family="paragraph">
      <style:paragraph-properties fo:line-height="100.00%" fo:text-align="left" fo:margin-left="-0.75pt" fo:text-indent="0.00pt" fo:margin-right="-22.50pt"/>
    </style:style>
    <style:style style:name="P3" style:family="paragraph">
      <style:paragraph-properties fo:line-height="100.00%" fo:text-align="left" fo:margin-left="17.25pt" fo:text-indent="0.00pt" fo:margin-right="-22.50pt"/>
    </style:style>
    <text:list-style style:name="L4">
      <text:list-level-style-bullet text:level="1" text:bullet-char="•">
        <style:list-level-properties text:space-before="17.25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 fo:margin-right="-22.50pt"/>
    </style:style>
    <style:style style:name="P5" style:family="paragraph">
      <style:paragraph-properties fo:line-height="100.00%" fo:text-align="left" fo:margin-left="-0.75pt" fo:text-indent="0.00pt" fo:margin-right="-22.50pt"/>
    </style:style>
    <style:style style:name="P6" style:family="paragraph">
      <style:paragraph-properties fo:line-height="100.00%" fo:text-align="left" fo:margin-left="35.25pt" fo:text-indent="0.00pt" fo:margin-right="-22.50pt"/>
    </style:style>
    <style:style style:name="P7" style:family="paragraph">
      <style:paragraph-properties fo:line-height="100.00%" fo:text-align="left" fo:margin-left="-0.75pt" fo:text-indent="0.00pt" fo:margin-right="-22.50pt"/>
    </style:style>
    <style:style style:name="P8" style:family="paragraph">
      <style:paragraph-properties fo:line-height="100.00%" fo:text-align="left" fo:margin-left="-0.75pt" fo:text-indent="0.00pt" fo:margin-right="-22.50pt"/>
    </style:style>
    <style:style style:name="P9" style:family="paragraph">
      <style:paragraph-properties fo:line-height="100.00%" fo:text-align="left" fo:margin-left="-0.75pt" fo:text-indent="0.00pt" fo:margin-right="-22.50pt"/>
    </style:style>
    <style:style style:name="P10" style:family="paragraph">
      <style:paragraph-properties fo:line-height="100.00%" fo:text-align="left" fo:margin-left="35.25pt" fo:text-indent="0.00pt" fo:margin-right="-22.50pt"/>
    </style:style>
    <style:style style:name="P11" style:family="paragraph">
      <style:paragraph-properties fo:line-height="100.00%" fo:text-align="left" fo:margin-left="36.00pt" fo:text-indent="0.00pt"/>
    </style:style>
    <style:style style:name="P12" style:family="paragraph">
      <style:paragraph-properties fo:line-height="100.00%" fo:text-align="left"/>
    </style:style>
  </office:automatic-styles>
  <office:body>
    <office:text>
      <text:p text:style-name="P1"><text:span text:style-name="T1">Pro MVC 5 Notes</text:span></text:p>
      <text:p text:style-name="P2"><text:span text:style-name="T2"/></text:p>
      <text:p text:style-name="P2"><text:span text:style-name="T3">15: </text:span></text:p>
      <text:p text:style-name="P2"><text:span text:style-name="T3"><text:tab/>Incomming requests are handled by Controllers (C# classes)</text:span></text:p>
      <text:p text:style-name="P2"><text:span text:style-name="T3"><text:tab/>Each Public method in a controller is called an Action Method</text:span></text:p>
      <text:p text:style-name="P3"><text:span text:style-name="T4">public</text:span><text:span text:style-name="T5"><text:s/></text:span><text:span text:style-name="T6">class</text:span><text:span text:style-name="T7"><text:s/></text:span><text:span text:style-name="T8">HomeController</text:span><text:span text:style-name="T9"><text:s/>:<text:s/></text:span><text:span text:style-name="T10">Controller </text:span></text:p>
      <text:list text:style-name="L4">
        <text:list-item>
          <text:p text:style-name="P4"><text:span text:style-name="T11">derived from the controller class</text:span></text:p>
        </text:list-item>
        <text:list-item>
          <text:p text:style-name="P4"><text:span text:style-name="T11">It is the controller's job to construct data and pass it to the view, which is resposible for rendering HTML</text:span></text:p>
        </text:list-item>
        <text:list-item>
          <text:p text:style-name="P4"><text:span text:style-name="T11">ViewBag: a dynamic object whih you can assign arbitrary properties and make them avail to the view.</text:span></text:p>
        </text:list-item>
      </text:list>
      <text:p text:style-name="P5"><text:span text:style-name="T12"/></text:p>
      <text:p text:style-name="P5"><text:span text:style-name="T13">19:</text:span></text:p>
      <text:p text:style-name="P5"><text:span text:style-name="T13"><text:tab/>Routes:</text:span></text:p>
      <text:p text:style-name="P5"><text:span text:style-name="T13"><text:tab/>Decides how URLs map controllers to actions</text:span></text:p>
      <text:p text:style-name="P5"><text:span text:style-name="T14">--------------------</text:span><text:span text:style-name="T15"/></text:p>
      <text:p text:style-name="P5"><text:span text:style-name="T15">20:</text:span></text:p>
      <text:p text:style-name="P5"><text:span text:style-name="T15"><text:tab/></text:span><text:span text:style-name="T16">ViewResult</text:span><text:span text:style-name="T17"><text:s/></text:span><text:span text:style-name="T18">= object returned from the IndexMethod()</text:span><text:span text:style-name="T19"/></text:p>
      <text:p text:style-name="P5"><text:span text:style-name="T19"><text:tab/></text:span><text:span text:style-name="T20">public</text:span><text:span text:style-name="T21"><text:s/></text:span><text:span text:style-name="T22">ViewResult</text:span><text:span text:style-name="T23"><text:s/>Index()</text:span></text:p>
      <text:p text:style-name="P5"><text:span text:style-name="T23"><text:s text:c="8"/>{</text:span></text:p>
      <text:p text:style-name="P5"><text:span text:style-name="T23"><text:s text:c="12"/></text:span><text:span text:style-name="T24">return</text:span><text:span text:style-name="T25"><text:s/>View();</text:span></text:p>
      <text:p text:style-name="P5"><text:span text:style-name="T25"><text:s text:c="8"/>}</text:span></text:p>
      <text:p text:style-name="P5"><text:span text:style-name="T26"><text:tab/>The view has the name of the Action Method, and is contained in a folder named after the controller.</text:span><text:span text:style-name="T27"/></text:p>
      <text:p text:style-name="P5"><text:span text:style-name="T28"><text:tab/>.</text:span><text:span text:style-name="T29">cs</text:span><text:span text:style-name="T30">html denotes a c# view processed by razor.</text:span></text:p>
      <text:p text:style-name="P5"><text:span text:style-name="T31">--------------------</text:span><text:span text:style-name="T32"/></text:p>
      <text:p text:style-name="P5"><text:span text:style-name="T32">23:</text:span></text:p>
      <text:p text:style-name="P5"><text:span text:style-name="T32"><text:tab/>Action Results (ex: ViewResult, ReDirectResult, HttpUnauthorizedResult... derived from the ActionResult class)</text:span></text:p>
      <text:p text:style-name="P5"><text:span text:style-name="T33"><text:tab/></text:span><text:span text:style-name="T34">//Conditional ternary operator<text:s text:c="8"/>true<text:s text:c="14"/>false</text:span><text:span text:style-name="T35"/></text:p>
      <text:p text:style-name="P5"><text:span text:style-name="T35"><text:s text:c="7"/>ViewBag.AnyVaribleName = hour &lt; 12 ?<text:s/></text:span><text:span text:style-name="T36">"Good morning"</text:span><text:span text:style-name="T37"><text:s/>:<text:s/></text:span><text:span text:style-name="T38">"Good afternoon"</text:span><text:span text:style-name="T39">;</text:span></text:p>
      <text:p text:style-name="P5"><text:span text:style-name="T40"><text:tab/>You can assign as many as you like to be used by/in the view</text:span><text:span text:style-name="T41"/></text:p>
      <text:p text:style-name="P5"><text:span text:style-name="T42">--------------------</text:span><text:span text:style-name="T43"/></text:p>
      <text:p text:style-name="P5"><text:span text:style-name="T43">26:</text:span></text:p>
      <text:p text:style-name="P6"><text:span text:style-name="T43">Model is the representaion of real-world objects, processes and rules that define the object.</text:span></text:p>
      <text:p text:style-name="P6"><text:span text:style-name="T43">Often referred to a the domain model</text:span></text:p>
      <text:p text:style-name="P6"><text:span text:style-name="T43">classes that make up a Model are placed in the 'Models' folder</text:span></text:p>
      <text:p text:style-name="P7"><text:span text:style-name="T44"/></text:p>
      <text:p text:style-name="P7"><text:span text:style-name="T45"><text:tab/>bool? Means it can be true, false or NULL</text:span></text:p>
      <text:p text:style-name="P7"><text:span text:style-name="T45"/></text:p>
      <text:p text:style-name="P7"><text:span text:style-name="T45"><text:tab/>Helper method<text:tab/><text:s text:c="4"/></text:span><text:span text:style-name="T46">link text<text:s text:c="2"/>Action name</text:span></text:p>
      <text:p text:style-name="P7"><text:span text:style-name="T47"><text:tab/></text:span><text:span text:style-name="T48">@</text:span><text:span text:style-name="T49">Html.ActionLink(</text:span><text:span text:style-name="T50">"RSVP Now"</text:span><text:span text:style-name="T51">,<text:s/></text:span><text:span text:style-name="T52">"RsvpForm"</text:span><text:span text:style-name="T53">)</text:span></text:p>
      <text:p text:style-name="P7"><text:span text:style-name="T54"><text:tab/>Each Action Method had it's own URL</text:span><text:span text:style-name="T55"/></text:p>
      <text:p text:style-name="P7"><text:span text:style-name="T56">--------------------</text:span><text:span text:style-name="T57"/></text:p>
      <text:p text:style-name="P7"><text:span text:style-name="T58"><text:tab/>A strongly-typed view is intended to render a specific domain type</text:span></text:p>
      <text:p text:style-name="P7"><text:span text:style-name="T58"><text:tab/></text:span></text:p>
      <text:p text:style-name="P8"><text:span text:style-name="T58"><text:tab/></text:span><draw:frame text:anchor-type="as-char" svg:width="97.10mm" svg:height="37.84mm" style:rel-width="scale" style:rel-height="scale"><draw:object-ole xlink:href="OleObj1"/><draw:image xlink:href="ObjectReplacements/OleObj1"/></draw:frame><text:span text:style-name="T58"/></text:p>
      <text:p text:style-name="P8"><text:span text:style-name="T59"><text:tab/>model directive in the view:<text:s text:c="2"/></text:span><text:span text:style-name="T60">@model<text:s/></text:span><text:span text:style-name="T61">PartyInvites.Models.</text:span><text:span text:style-name="T62">GuestResponse</text:span></text:p>
      <text:p text:style-name="P8"><text:span text:style-name="T63">--------------------</text:span><text:span text:style-name="T64"><text:tab/></text:span></text:p>
      <text:p text:style-name="P8"><text:span text:style-name="T64"><text:tab/></text:span><text:span text:style-name="T65">&lt;</text:span><text:span text:style-name="T66">p</text:span><text:span text:style-name="T67">&gt;</text:span><text:span text:style-name="T68">Your name:<text:s/></text:span><text:span text:style-name="T69">@</text:span><text:span text:style-name="T70">Html.TextAreaFor(x =&gt; x.Name)</text:span><text:span text:style-name="T71">&lt;/</text:span><text:span text:style-name="T72">p</text:span><text:span text:style-name="T73">&gt;</text:span><text:span text:style-name="T74"><text:s/>(x = any variable that referneces the domain type)</text:span><text:span text:style-name="T75"/></text:p>
      <text:p text:style-name="P9"><text:span text:style-name="T75"><text:tab/>translates to: &lt;input type="text" name="name" id="name" value=""&gt;</text:span></text:p>
      <text:p text:style-name="P9"><text:span text:style-name="T76"/></text:p>
      <text:p text:style-name="P9"><text:span text:style-name="T77">--------------------</text:span><text:span text:style-name="T78"/></text:p>
      <text:p text:style-name="P10"><text:span text:style-name="T79">Helper Methods</text:span></text:p>
      <text:p text:style-name="P10"><text:span text:style-name="T79">@using {} insures that an object is disposed of when it goes out of scop.</text:span></text:p>
      <text:p text:style-name="P10"><text:span text:style-name="T80">@</text:span><text:span text:style-name="T81">using</text:span><text:span text:style-name="T82"><text:s/>(Html.BeginForm())</text:span></text:p>
      <text:p text:style-name="P11"><text:span text:style-name="T82">{</text:span></text:p>
      <text:p text:style-name="P11"><text:span text:style-name="T82">translates to: &lt;form action=”home/rsvpForm” method=”post”</text:span></text:p>
      <text:p text:style-name="P12"><text:span text:style-name="T83">--------------------</text:span></text:p>
      <text:p text:style-name="P12"><text:span text:style-name="T84"><text:tab/>both action members are invoked by the same URL</text:span></text:p>
      <text:p text:style-name="P12"><text:span text:style-name="T84"/></text:p>
      <text:p text:style-name="P12"><text:span text:style-name="T84"><text:tab/></text:span><text:span text:style-name="T85">[</text:span><text:span text:style-name="T86">HttpGet</text:span><text:span text:style-name="T87">]</text:span></text:p>
      <text:p text:style-name="P12"><text:span text:style-name="T87"><text:s text:c="8"/></text:span><text:span text:style-name="T88">public</text:span><text:span text:style-name="T89"><text:s/></text:span><text:span text:style-name="T90">ViewResult</text:span><text:span text:style-name="T91"><text:s/>RsvpForm()</text:span></text:p>
      <text:p text:style-name="P12"><text:span text:style-name="T91"><text:s text:c="8"/>{</text:span></text:p>
      <text:p text:style-name="P12"><text:span text:style-name="T91"><text:s text:c="12"/></text:span><text:span text:style-name="T92">return</text:span><text:span text:style-name="T93"><text:s/>View();</text:span></text:p>
      <text:p text:style-name="P12"><text:span text:style-name="T93"><text:s text:c="8"/>}</text:span></text:p>
      <text:p text:style-name="P12"><text:span text:style-name="T93"/></text:p>
      <text:p text:style-name="P12"><text:span text:style-name="T93"><text:s text:c="8"/>[</text:span><text:span text:style-name="T94">HttpPost</text:span><text:span text:style-name="T95">]</text:span></text:p>
      <text:p text:style-name="P12"><text:span text:style-name="T95"><text:s text:c="8"/></text:span><text:span text:style-name="T96">public</text:span><text:span text:style-name="T97"><text:s/></text:span><text:span text:style-name="T98">ViewResult</text:span><text:span text:style-name="T99"><text:s/>RsvpForm()</text:span></text:p>
      <text:p text:style-name="P12"><text:span text:style-name="T99"><text:s text:c="8"/>{</text:span></text:p>
      <text:p text:style-name="P12"><text:span text:style-name="T99"><text:s text:c="12"/></text:span><text:span text:style-name="T100">return</text:span><text:span text:style-name="T101"><text:s/>View();</text:span></text:p>
      <text:p text:style-name="P12"><text:span text:style-name="T101"><text:s text:c="8"/>}</text:span></text:p>
      <text:p text:style-name="P12"><text:span text:style-name="T101"/></text:p>
      <text:p text:style-name="P12"><text:span text:style-name="T102"><text:tab/></text:span><text:span text:style-name="T103">@:</text:span><text:span text:style-name="T104"><text:s/>some literal text...<text:s text:c="3"/>: inside a code block, this is needed for text to display</text:span><text:span text:style-name="T105"/></text:p>
      <text:p text:style-name="P12"><text:span text:style-name="T106">--------------------</text:span></text:p>
      <text:p text:style-name="P12"><text:span text:style-name="T106">37:</text:span></text:p>
      <text:p text:style-name="P12"><text:span text:style-name="T106">validation is typically applied in the domain model.</text:span><text:span text:style-name="T107"/></text:p>
      <text:p text:style-name="P12"><text:span text:style-name="T107">=====================================================</text:span></text:p>
      <text:p text:style-name="P12"><text:span text:style-name="T107">Shortcuts:</text:span></text:p>
      <text:p text:style-name="P12"><text:span text:style-name="T107">Ctrl + F5 : start w/o debugging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